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position="0% 100%"/>
    </style:style>
    <style:style style:name="P6" style:family="paragraph" style:parent-style-name="Text_20_body">
      <style:text-properties style:text-position="0% 100%" fo:font-weight="normal" style:font-weight-asian="normal" style:font-weight-complex="normal"/>
    </style:style>
    <style:style style:name="P7" style:family="paragraph" style:parent-style-name="Text_20_body">
      <style:text-properties style:font-name="Nimbus Roman No9 L"/>
    </style:style>
    <style:style style:name="P8"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9" style:family="paragraph" style:parent-style-name="Text_20_body">
      <style:paragraph-properties fo:margin-left="0cm" fo:margin-right="0cm" fo:margin-top="0cm" fo:margin-bottom="0cm" fo:text-indent="0cm" style:auto-text-indent="false"/>
      <style:text-properties fo:font-weight="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style:font-name="Nimbus Roman No9 L"/>
    </style:style>
    <style:style style:name="P16" style:family="paragraph" style:parent-style-name="Text_20_body" style:list-style-name="L7"/>
    <style:style style:name="P17" style:family="paragraph" style:parent-style-name="Formula" style:list-style-name="L2"/>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4">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4">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text:soft-page-break/>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4">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text:soft-page-break/>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4">A preceding minus is never part of a number literal; it is treated as an unary operator applied to the <text:soft-page-break/>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4">The scale of a number (sometimes called its exponent) begins with the scale character 'e' or 'E' followed by a signed integer. So 'e+10', 'e-4', 'E-0' are all valid scale expressions. If the sign is '+', you may simply omit it: 'e0', 'E10'.</text:p>
      <text:p text:style-name="P4">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oft-page-break/><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4"><text:span text:style-name="T5">If the scale value is zero, the scale is effectively redundant, because ' * 10</text:span><text:span text:style-name="T4">0 </text:span><text:span text:style-name="T5">' reduces to ' * 1'. So adding a scale 'e0', 'E-0' to a number does not make any difference.</text:span></text:p>
      <text:p text:style-name="P6">0 can be combined with any scale value without affecting the result, so 0e0, 0e100000, 0e-10000 will all yield 0.</text:p>
      <text:p text:style-name="P6">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text:style-name="L1">
        <text:list-item>
          <text:p text:style-name="P10">'0x', '0X', '0h', '0H', '#' for hexagesimal digit sequences;</text:p>
        </text:list-item>
        <text:list-item>
          <text:p text:style-name="P10">'0o', '0O' for octal digit sequences. Note: it does not suffice to start a digit sequence with 0 to mark it as octal;</text:p>
        </text:list-item>
        <text:list-item>
          <text:p text:style-name="P10">'0b', '0B' for binary digit sequences;</text:p>
        </text:list-item>
        <text:list-item>
          <text:p text:style-name="P10">'0d', '0D' for decimal sequences. This is redundant, SpeedCrunch will assume this by default.</text:p>
        </text:list-item>
      </text:list>
      <text:p text:style-name="P4">If you enter a hexagesimal digit sequence, the digits '10' to '15' are, as usual, represented by the letters 'A' to 'F'. You may use their lower case form as well.</text:p>
      <text:p text:style-name="P4">So valid input is:</text:p>
      <text:p text:style-name="Formula">0xFA67</text:p>
      <text:p text:style-name="Formula">0b1001000100100111</text:p>
      <text:p text:style-name="Formula"><text:soft-page-break/>0o7212627</text:p>
      <text:p text:style-name="Formula">#8a</text:p>
      <text:p text:style-name="Text_20_body">As mentioned, all these values are unsigned integers. You cannot specify -1 by 0xFFFFFFFF, for instance. You can create negative numbers by</text:p>
      <text:list text:style-name="L2">
        <text:list-item>
          <text:p text:style-name="P11">use of negation: the following yields -10</text:p>
          <text:p text:style-name="P17">-0xA</text:p>
        </text:list-item>
        <text:list-item>
          <text:p text:style-name="P11">use of the function <text:span text:style-name="T1">unmask</text:span><text:span text:style-name="T3"> to convert an unsigned integer to its signed counterpart: the following evaluates to -1</text:span></text:p>
          <text:p text:style-name="P1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3">
        <text:list-item>
          <text:p text:style-name="P12"><text:soft-page-break/>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2">Overflow, Underflow: A (final or intermediate) result violates the bounds of valid numbers</text:p>
        </text:list-item>
        <text:list-item>
          <text:p text:style-name="P12">Too Expensive: Some operations can be potentially very expensive, like the modulo operation. In order to prevent SpeedCrunch from freezing, this error is issued, when the engine detects a situation that would require too much time.</text:p>
        </text:list-item>
        <text:list-item>
          <text:p text:style-name="P12">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2">Out of Domain: some functions like ln or sqrt cannot be applied to all real numbers. If you pass an invalid parameter to such a function, you get this error.</text:p>
        </text:list-item>
        <text:list-item>
          <text:p text:style-name="P12">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text:soft-page-break/>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ext:soft-page-break/>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text:soft-page-break/>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4">
        <text:list-item>
          <text:p text:style-name="P13">there exist always at least two, usually infinite many results;</text:p>
        </text:list-item>
        <text:list-item>
          <text:p text:style-name="P13">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oft-page-break/><text:span text:style-name="T3">All</text:span> (numerical) outcomes are either</text:p>
      <text:list text:style-name="L5">
        <text:list-item>
          <text:p text:style-name="P14">from a fixed finite set of possible outcomes (like the faces of the dice);</text:p>
        </text:list-item>
        <text:list-item>
          <text:p text:style-name="P14">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4">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8">f(x) = exp(-x*x)/sqrt(pi),</text:p>
      <text:p text:style-name="P4">and its integral function (actually twice its integral) is implemented as error function <text:span text:style-name="T1">erf</text:span>(x) in SpeedCrunch.</text:p>
      <text:p text:style-name="P4">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4">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4">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ext:soft-page-break/>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4">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7">The arc cos(x) is the principal solution to the equation cos (y) = x. Other solutions are (radians)</text:p>
      <text:list text:style-name="L6">
        <text:list-item>
          <text:p text:style-name="P15">arc cos (x) + 2*n*<text:span text:style-name="T7">π</text:span> for all integers n;</text:p>
        </text:list-item>
        <text:list-item>
          <text:p text:style-name="P15">-arc cos (x) + 2*n*<text:span text:style-name="T7">π</text:span> for all integers n.</text:p>
        </text:list-item>
      </text:list>
      <text:p text:style-name="P7">or (degrees):</text:p>
      <text:list text:style-name="L6">
        <text:list-item text:start-value="1">
          <text:p text:style-name="P15">arc cos (x) + n*360 for all integers n;</text:p>
        </text:list-item>
        <text:list-item>
          <text:p text:style-name="P15">-arc cos (x) + n*360 for all integers n.</text:p>
        </text:list-item>
      </text:list>
      <text:p text:style-name="P7">The valid range of the parameter is -1 &lt;= x &lt;= 1.</text:p>
      <text:p text:style-name="P7">Example:</text:p>
      <text:p text:style-name="Formula">acos (0.5)</text:p>
      <text:p text:style-name="Text_20_body">Related to this function is the arc sec (x), found by</text:p>
      <text:p text:style-name="Formula"><text:soft-page-break/>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and(x) is not the identity, because the unsigned +2<text:span text:style-name="T4">255</text:span> is mapped to the signed -2<text:span text:style-name="T4">255</text:span>, for example.</text:p>
      <text:p text:style-name="P5">An error is returned, if a parameter is not from the valid range.</text:p>
      <text:p text:style-name="P5">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text:soft-page-break/>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sin(x) is the principal solution to the equation sin (y) = x. Other solutions are (radians)</text:p>
      <text:list text:style-name="L6">
        <text:list-item text:start-value="1">
          <text:p text:style-name="P15">arc sin (x) + 2*n*<text:span text:style-name="T7">π</text:span> for all integers n;</text:p>
        </text:list-item>
        <text:list-item>
          <text:p text:style-name="P15">-arc sin (x) + (2*n+1)*<text:span text:style-name="T7">π</text:span> for all integers n.</text:p>
        </text:list-item>
      </text:list>
      <text:p text:style-name="P7">or (degrees):</text:p>
      <text:list text:style-name="L6">
        <text:list-item text:start-value="1">
          <text:p text:style-name="P15">arc sin (x) + n*360 for all integers n;</text:p>
        </text:list-item>
        <text:list-item>
          <text:p text:style-name="P15">-arc sin (x) + n*360 + 180 for all integers n.</text:p>
        </text:list-item>
      </text:list>
      <text:p text:style-name="P7">The valid range of the parameter is -1 &lt;= x &lt;= 1.</text:p>
      <text:p text:style-name="P7">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tan(x) is the principal solution to the equation tan (y) = x. Other solutions are</text:p>
      <text:p text:style-name="P7">(radians): arc tan (x) + n*<text:span text:style-name="T7">π</text:span> for all integers n;</text:p>
      <text:p text:style-name="P7">or</text:p>
      <text:p text:style-name="P7">(degrees): arc tan (x) + n*180 for all integers n;</text:p>
      <text:p text:style-name="P7">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text:soft-page-break/>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bin (1000/13)</text:p>
      <text:p text:style-name="Text_20_body">returns 0b1001100, the binary encoding of 76.</text:p>
      <text:h text:style-name="Heading_20_5" text:outline-level="5">binomcdf (max; trials; p)</text:h>
      <text:p text:style-name="Text_20_body">trials, max are positive integers, max &lt;= trials,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text:soft-page-break/>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3">The inverse function is arcosh.</text:p>
      <text:p text:style-name="P3">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text:soft-page-break/>dec (x)</text:h>
      <text:p text:style-name="Text_20_body">Displays x in decimal format, without globally changing the output format. This function is useful when you changed the output format to a binary format.</text:p>
      <text:p text:style-name="P5">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9">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9">exp (x) overflows/underflows for |x| &gt; 1236190958.83...</text:p>
      <text:p text:style-name="P9">Example:</text:p>
      <text:p text:style-name="Formula">exp (ln 2 + ln 3)</text:p>
      <text:h text:style-name="Heading_20_5" text:outline-level="5">floor (x)</text:h>
      <text:p text:style-name="Text_20_body">Finds the greatest integer less or equal to x, the floor of x.</text:p>
      <text:p text:style-name="Formula"><text:soft-page-break/>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hex (1000/13)</text:p>
      <text:p text:style-name="Text_20_body">returns 0x4C, the encoding of 76.</text:p>
      <text:h text:style-name="Heading_20_5" text:outline-level="5"><text:soft-page-break/>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text:soft-page-break/>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text:soft-page-break/>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5">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text:soft-page-break/>nCr (x1; x2)</text:h>
      <text:p text:style-name="Text_20_body">For integer parameters this function is equal</text:p>
      <text:list text:style-name="L7">
        <text:list-item>
          <text:p text:style-name="P16">to the number of combinations (order is of no importance) of x2 elements from an x1-sized set of elements ;</text:p>
        </text:list-item>
        <text:list-item>
          <text:p text:style-name="P16">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5">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7">
        <text:list-item text:start-value="1">
          <text:p text:style-name="P16">to the number of permutations (order is of importance) of x2 elements from an x1-sized set of elements ;</text:p>
        </text:list-item>
        <text:list-item>
          <text:p text:style-name="P16">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text:soft-page-break/>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text:soft-page-break/>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text:soft-page-break/>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ext:soft-page-break/>This function overflows for |x| &gt; <text:span text:style-name="T2">1236190959.52...</text:span></text:p>
      <text:p text:style-name="P3">The inverse function is arsinh.</text:p>
      <text:p text:style-name="P3">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3">The inverse function is artanh.</text:p>
      <text:p text:style-name="P3">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text:soft-page-break/>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5">This function can revert the effect of a mask function in many cases, that's why it is named so.</text:p>
      <text:p text:style-name="P5">If you are given a negative integer in two's complement notation, it is not possible to enter it directly as a constant, because binary, hex or octal encoded constants are always recognized as unsigned in SpeedCrunch.</text:p>
      <text:p text:style-name="P5">This function allows you to overcome this problem. It can convert an unsigned into a signed integer.</text:p>
      <text:p text:style-name="P5">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x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1-30T18:14:03</meta:creation-date>
    <dc:date>2008-10-17T20:09:07</dc:date>
    <dc:language>de-DE</dc:language>
    <meta:editing-cycles>60</meta:editing-cycles>
    <meta:editing-duration>P5DT22H48M51S</meta:editing-duration>
    <meta:user-defined meta:name="Info 1"/>
    <meta:user-defined meta:name="Info 2"/>
    <meta:user-defined meta:name="Info 3"/>
    <meta:user-defined meta:name="Info 4"/>
    <meta:document-statistic meta:table-count="0" meta:image-count="0" meta:object-count="0" meta:page-count="27" meta:paragraph-count="678" meta:word-count="8503" meta:character-count="48391"/>
  </office:meta>
</office:document-meta>
</file>